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VSSHISTORY.setFromLabel( String from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HISTORY.setToDate( String to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iefCodediffNofil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HISTORY.setDateFormat( String dat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HISTORY.setFromDate( String from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HISTORY.setToLabel( String to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HISTORY.setStyle( BriefCodediffNofile at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SVSSHISTORY.setRecursive(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HISTORY.setNumdays( int nu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HISTORY.buildCmd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SVSSHISTORY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HISTORY.setOutput( File out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